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0cm" fo:line-height="115%" fo:margin-left="1.27cm" fo:margin-right="1.254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text-indent="0cm" fo:line-height="115%" fo:margin-left="1.27cm" fo:margin-right="1.254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P9" style:family="paragraph" style:parent-style-name="Standard">
      <style:paragraph-properties fo:break-before="auto" fo:text-indent="0cm" fo:line-height="115%" fo:margin-left="1.27cm" fo:margin-right="1.254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</office:automatic-styles>
  <office:body>
    <office:text>
      <text:p text:style-name="P1"><text:span text:style-name="T1_1">Roteiro</text:span><text:span text:style-name="T1_2"><text:s/>1<text:s/>-<text:s/></text:span><text:span text:style-name="T1_3">Professor</text:span><text:span text:style-name="T1_4"><text:s/></text:span><text:span text:style-name="T1_5">João</text:span><text:span text:style-name="T1_6"><text:s/></text:span><text:span text:style-name="T1_7">Dovicchi</text:span></text:p>
      <text:p text:style-name="P2"><text:span text:style-name="T2_1">Paradigmas</text:span><text:span text:style-name="T2_2"><text:s/></text:span><text:span text:style-name="T2_3">de</text:span><text:span text:style-name="T2_4"><text:s/></text:span><text:span text:style-name="T2_5">Programação</text:span></text:p>
      <text:p text:style-name="P3"><text:span text:style-name="T3_1">Fernando</text:span><text:span text:style-name="T3_2"><text:s/></text:span><text:span text:style-name="T3_3">Paladini</text:span></text:p>
      <text:p text:style-name="P4"/>
      <text:p text:style-name="P5"><text:span text:style-name="T5_1">1)<text:s/></text:span><text:span text:style-name="T5_2">A</text:span><text:span text:style-name="T5_3"><text:s/></text:span><text:span text:style-name="T5_4">lógica</text:span><text:span text:style-name="T5_5"><text:s/></text:span><text:span text:style-name="T5_6">combinatória</text:span><text:span text:style-name="T5_7"><text:s/></text:span><text:span text:style-name="T5_8">foi</text:span><text:span text:style-name="T5_9"><text:s/></text:span><text:span text:style-name="T5_10">uma</text:span><text:span text:style-name="T5_11"><text:s/></text:span><text:span text:style-name="T5_12">notação</text:span><text:span text:style-name="T5_13"><text:s/></text:span><text:span text:style-name="T5_14">introduzida</text:span><text:span text:style-name="T5_15"><text:s/></text:span><text:span text:style-name="T5_16">por</text:span><text:span text:style-name="T5_17"><text:s/></text:span><text:span text:style-name="T5_18">Moses</text:span><text:span text:style-name="T5_19"><text:s/></text:span><text:span text:style-name="T5_20">Schonfinkel</text:span><text:span text:style-name="T5_21"><text:s/></text:span><text:span text:style-name="T5_22">e</text:span><text:span text:style-name="T5_23"><text:s/></text:span><text:span text:style-name="T5_24">revista</text:span><text:span text:style-name="T5_25"><text:s/></text:span><text:span text:style-name="T5_26">e</text:span><text:span text:style-name="T5_27"><text:s/></text:span><text:span text:style-name="T5_28">ampliada</text:span><text:span text:style-name="T5_29"><text:s/></text:span><text:span text:style-name="T5_30">por</text:span><text:span text:style-name="T5_31"><text:s/></text:span><text:span text:style-name="T5_32">Haskell</text:span><text:span text:style-name="T5_33"><text:s/></text:span><text:span text:style-name="T5_34">Curry</text:span><text:span text:style-name="T5_35">,<text:s/></text:span><text:span text:style-name="T5_36">que</text:span><text:span text:style-name="T5_37"><text:s/></text:span><text:span text:style-name="T5_38">tinha</text:span><text:span text:style-name="T5_39"><text:s/></text:span><text:span text:style-name="T5_40">como</text:span><text:span text:style-name="T5_41"><text:s/></text:span><text:span text:style-name="T5_42">objetivo</text:span><text:span text:style-name="T5_43"><text:s/></text:span><text:span text:style-name="T5_44">eliminar</text:span><text:span text:style-name="T5_45"><text:s/></text:span><text:span text:style-name="T5_46">a</text:span><text:span text:style-name="T5_47"><text:s/></text:span><text:span text:style-name="T5_48">necessidade</text:span><text:span text:style-name="T5_49"><text:s/></text:span><text:span text:style-name="T5_50">de</text:span><text:span text:style-name="T5_51"><text:s/></text:span><text:span text:style-name="T5_52">variáveis</text:span><text:span text:style-name="T5_53"><text:s/></text:span><text:span text:style-name="T5_54">na</text:span><text:span text:style-name="T5_55"><text:s/></text:span><text:span text:style-name="T5_56">lógica</text:span><text:span text:style-name="T5_57"><text:s/></text:span><text:span text:style-name="T5_58">matemática</text:span><text:span text:style-name="T5_59">.<text:s/></text:span><text:span text:style-name="T5_60">A</text:span><text:span text:style-name="T5_61"><text:s/></text:span><text:span text:style-name="T5_62">lógica</text:span><text:span text:style-name="T5_63"><text:s/></text:span><text:span text:style-name="T5_64">combinatória</text:span><text:span text:style-name="T5_65"><text:s/></text:span><text:span text:style-name="T5_66">é</text:span><text:span text:style-name="T5_67"><text:s/></text:span><text:span text:style-name="T5_68">baseada</text:span><text:span text:style-name="T5_69"><text:s/></text:span><text:span text:style-name="T5_70">em</text:span><text:span text:style-name="T5_71"><text:s/></text:span><text:span text:style-name="T5_72">combinadores</text:span><text:span text:style-name="T5_73">,<text:s/></text:span><text:span text:style-name="T5_74">que</text:span><text:span text:style-name="T5_75"><text:s/></text:span><text:span text:style-name="T5_76">são</text:span><text:span text:style-name="T5_77"><text:s/></text:span><text:span text:style-name="T5_78">funções</text:span><text:span text:style-name="T5_79"><text:s/></text:span><text:span text:style-name="T5_80">de</text:span><text:span text:style-name="T5_81"><text:s/></text:span><text:span text:style-name="T5_82">ordem</text:span><text:span text:style-name="T5_83"><text:s/></text:span><text:span text:style-name="T5_84">elevada</text:span><text:span text:style-name="T5_85"><text:s/></text:span><text:span text:style-name="T5_86">descritas</text:span><text:span text:style-name="T5_87"><text:s/></text:span><text:span text:style-name="T5_88">previamente</text:span><text:span text:style-name="T5_89">,<text:s/></text:span><text:span text:style-name="T5_90">chamados</text:span><text:span text:style-name="T5_91"><text:s/></text:span><text:span text:style-name="T5_92">de</text:span><text:span text:style-name="T5_93"><text:s/></text:span><text:span text:style-name="T5_94">combinadores</text:span><text:span text:style-name="T5_95"><text:s/></text:span><text:span text:style-name="T5_96">SKI</text:span><text:span text:style-name="T5_97">.<text:s/></text:span></text:p>
      <text:p text:style-name="P6"/>
      <text:p text:style-name="P7"><text:span text:style-name="T7_1">O</text:span><text:span text:style-name="T7_2"><text:s/>“</text:span><text:span text:style-name="T7_3">I</text:span><text:span text:style-name="T7_4">”<text:s/></text:span><text:span text:style-name="T7_5">retorna</text:span><text:span text:style-name="T7_6"><text:s/></text:span><text:span text:style-name="T7_7">o</text:span><text:span text:style-name="T7_8"><text:s/></text:span><text:span text:style-name="T7_9">argumento</text:span><text:span text:style-name="T7_10"><text:s/>(</text:span><text:span text:style-name="T7_11">identidade</text:span><text:span text:style-name="T7_12">):<text:s/></text:span><text:span text:style-name="T7_13">Ix</text:span><text:span text:style-name="T7_14"><text:s/>-&gt;<text:s/></text:span><text:span text:style-name="T7_15">x</text:span></text:p>
      <text:p text:style-name="P8"><text:span text:style-name="T8_1">O</text:span><text:span text:style-name="T8_2"><text:s/>“</text:span><text:span text:style-name="T8_3">K</text:span><text:span text:style-name="T8_4">”<text:s/></text:span><text:span text:style-name="T8_5">aplicado</text:span><text:span text:style-name="T8_6"><text:s/></text:span><text:span text:style-name="T8_7">a</text:span><text:span text:style-name="T8_8"><text:s/></text:span><text:span text:style-name="T8_9">um</text:span><text:span text:style-name="T8_10"><text:s/></text:span><text:span text:style-name="T8_11">argumento</text:span><text:span text:style-name="T8_12"><text:s/></text:span><text:span text:style-name="T8_13">retorna</text:span><text:span text:style-name="T8_14"><text:s/></text:span><text:span text:style-name="T8_15">uma</text:span><text:span text:style-name="T8_16"><text:s/></text:span><text:span text:style-name="T8_17">função</text:span><text:span text:style-name="T8_18"><text:s/></text:span><text:span text:style-name="T8_19">constante</text:span><text:span text:style-name="T8_20"><text:s/></text:span><text:span text:style-name="T8_21">de</text:span><text:span text:style-name="T8_22"><text:s/></text:span><text:span text:style-name="T8_23">um</text:span><text:span text:style-name="T8_24"><text:s/></text:span><text:span text:style-name="T8_25">argumento</text:span><text:span text:style-name="T8_26">.<text:s/></text:span><text:span text:style-name="T8_27">Esta</text:span><text:span text:style-name="T8_28"><text:s/></text:span><text:span text:style-name="T8_29">função</text:span><text:span text:style-name="T8_30"><text:s/></text:span><text:span text:style-name="T8_31">aplicada</text:span><text:span text:style-name="T8_32"><text:s/></text:span><text:span text:style-name="T8_33">a</text:span><text:span text:style-name="T8_34"><text:s/></text:span><text:span text:style-name="T8_35">qualquer</text:span><text:span text:style-name="T8_36"><text:s/></text:span><text:span text:style-name="T8_37">argumento</text:span><text:span text:style-name="T8_38">,<text:s/></text:span><text:span text:style-name="T8_39">retorna</text:span><text:span text:style-name="T8_40"><text:s/></text:span><text:span text:style-name="T8_41">o</text:span><text:span text:style-name="T8_42"><text:s/></text:span><text:span text:style-name="T8_43">argumento</text:span><text:span text:style-name="T8_44"><text:s/></text:span><text:span text:style-name="T8_45">da</text:span><text:span text:style-name="T8_46"><text:s/></text:span><text:span text:style-name="T8_47">função</text:span><text:span text:style-name="T8_48"><text:s/></text:span><text:span text:style-name="T8_49">constante</text:span><text:span text:style-name="T8_50">:<text:s/></text:span><text:span text:style-name="T8_51">Kx</text:span><text:span text:style-name="T8_52"><text:s/>-&gt;<text:s/>(</text:span><text:span text:style-name="T8_53">Kx</text:span><text:span text:style-name="T8_54">)<text:s/></text:span><text:span text:style-name="T8_55">e</text:span><text:span text:style-name="T8_56"><text:s/>(</text:span><text:span text:style-name="T8_57">Kx</text:span><text:span text:style-name="T8_58">)</text:span><text:span text:style-name="T8_59">y</text:span><text:span text:style-name="T8_60"><text:s/>-&gt;<text:s/></text:span><text:span text:style-name="T8_61">x</text:span><text:span text:style-name="T8_62">.<text:s/></text:span></text:p>
      <text:p text:style-name="P9"><text:span text:style-name="T9_1">O</text:span><text:span text:style-name="T9_2"><text:s/>“</text:span><text:span text:style-name="T9_3">S</text:span><text:span text:style-name="T9_4">”<text:s/></text:span><text:span text:style-name="T9_5">é</text:span><text:span text:style-name="T9_6"><text:s/></text:span><text:span text:style-name="T9_7">um</text:span><text:span text:style-name="T9_8"><text:s/></text:span><text:span text:style-name="T9_9">operador</text:span><text:span text:style-name="T9_10"><text:s/></text:span><text:span text:style-name="T9_11">de</text:span><text:span text:style-name="T9_12"><text:s/></text:span><text:span text:style-name="T9_13">substituição</text:span><text:span text:style-name="T9_14"><text:s/></text:span><text:span text:style-name="T9_15">que</text:span><text:span text:style-name="T9_16"><text:s/></text:span><text:span text:style-name="T9_17">recebe</text:span><text:span text:style-name="T9_18"><text:s/>3<text:s/></text:span><text:span text:style-name="T9_19">argumentos</text:span><text:span text:style-name="T9_20"><text:s/></text:span><text:span text:style-name="T9_21">e</text:span><text:span text:style-name="T9_22"><text:s/></text:span><text:span text:style-name="T9_23">retorna</text:span><text:span text:style-name="T9_24"><text:s/></text:span><text:span text:style-name="T9_25">a</text:span><text:span text:style-name="T9_26"><text:s/></text:span><text:span text:style-name="T9_27">aplicação</text:span><text:span text:style-name="T9_28"><text:s/></text:span><text:span text:style-name="T9_29">do</text:span><text:span text:style-name="T9_30"><text:s/></text:span><text:span text:style-name="T9_31">primeiro</text:span><text:span text:style-name="T9_32"><text:s/></text:span><text:span text:style-name="T9_33">aplicado</text:span><text:span text:style-name="T9_34"><text:s/></text:span><text:span text:style-name="T9_35">ao</text:span><text:span text:style-name="T9_36"><text:s/></text:span><text:span text:style-name="T9_37">terceiro</text:span><text:span text:style-name="T9_38"><text:s/></text:span><text:span text:style-name="T9_39">no</text:span><text:span text:style-name="T9_40"><text:s/></text:span><text:span text:style-name="T9_41">segundo</text:span><text:span text:style-name="T9_42"><text:s/></text:span><text:span text:style-name="T9_43">aplicado</text:span><text:span text:style-name="T9_44"><text:s/></text:span><text:span text:style-name="T9_45">ao</text:span><text:span text:style-name="T9_46"><text:s/></text:span><text:span text:style-name="T9_47">terceiro</text:span><text:span text:style-name="T9_48">:<text:s/></text:span><text:span text:style-name="T9_49">Sxyz</text:span><text:span text:style-name="T9_50"><text:s/>-&gt;<text:s/></text:span><text:span text:style-name="T9_51">xz</text:span><text:span text:style-name="T9_52">(</text:span><text:span text:style-name="T9_53">yz</text:span><text:span text:style-name="T9_54">).</text:span></text:p>
      <text:p text:style-name="P10"><text:span text:style-name="T10_1"><text:s/></text:span></text:p>
      <text:p text:style-name="P11"><text:span text:style-name="T11_1">2)</text:span><text:span text:style-name="T11_2"><text:s/></text:span><text:span text:style-name="T11_3">A</text:span><text:span text:style-name="T11_4"><text:s/></text:span><text:span text:style-name="T11_5">tese</text:span><text:span text:style-name="T11_6"><text:s/></text:span><text:span text:style-name="T11_7">de</text:span><text:span text:style-name="T11_8"><text:s/></text:span><text:span text:style-name="T11_9">Church</text:span><text:span text:style-name="T11_10">-</text:span><text:span text:style-name="T11_11">Turing</text:span><text:span text:style-name="T11_12"><text:s/></text:span><text:span text:style-name="T11_13">é</text:span><text:span text:style-name="T11_14"><text:s/></text:span><text:span text:style-name="T11_15">uma</text:span><text:span text:style-name="T11_16"><text:s/></text:span><text:span text:style-name="T11_17">hipótese</text:span><text:span text:style-name="T11_18"><text:s/></text:span><text:span text:style-name="T11_19">sobre</text:span><text:span text:style-name="T11_20"><text:s/></text:span><text:span text:style-name="T11_21">a</text:span><text:span text:style-name="T11_22"><text:s/></text:span><text:span text:style-name="T11_23">natureza</text:span><text:span text:style-name="T11_24"><text:s/></text:span><text:span text:style-name="T11_25">dos</text:span><text:span text:style-name="T11_26"><text:s/></text:span><text:span text:style-name="T11_27">artefatos</text:span><text:span text:style-name="T11_28"><text:s/></text:span><text:span text:style-name="T11_29">mecânicos</text:span><text:span text:style-name="T11_30"><text:s/></text:span><text:span text:style-name="T11_31">de</text:span><text:span text:style-name="T11_32"><text:s/></text:span><text:span text:style-name="T11_33">cálculo</text:span><text:span text:style-name="T11_34">,<text:s/></text:span><text:span text:style-name="T11_35">como</text:span><text:span text:style-name="T11_36"><text:s/></text:span><text:span text:style-name="T11_37">o</text:span><text:span text:style-name="T11_38"><text:s/></text:span><text:span text:style-name="T11_39">computador</text:span><text:span text:style-name="T11_40">,<text:s/></text:span><text:span text:style-name="T11_41">e</text:span><text:span text:style-name="T11_42"><text:s/></text:span><text:span text:style-name="T11_43">sobre</text:span><text:span text:style-name="T11_44"><text:s/></text:span><text:span text:style-name="T11_45">que</text:span><text:span text:style-name="T11_46"><text:s/></text:span><text:span text:style-name="T11_47">tipo</text:span><text:span text:style-name="T11_48"><text:s/></text:span><text:span text:style-name="T11_49">de</text:span><text:span text:style-name="T11_50"><text:s/></text:span><text:span text:style-name="T11_51">algoritmos</text:span><text:span text:style-name="T11_52"><text:s/></text:span><text:span text:style-name="T11_53">eles</text:span><text:span text:style-name="T11_54"><text:s/></text:span><text:span text:style-name="T11_55">podem</text:span><text:span text:style-name="T11_56"><text:s/></text:span><text:span text:style-name="T11_57">executar</text:span><text:span text:style-name="T11_58">.<text:s/></text:span><text:span text:style-name="T11_59">A</text:span><text:span text:style-name="T11_60"><text:s/></text:span><text:span text:style-name="T11_61">principal</text:span><text:span text:style-name="T11_62"><text:s/></text:span><text:span text:style-name="T11_63">ideia</text:span><text:span text:style-name="T11_64"><text:s/></text:span><text:span text:style-name="T11_65">da</text:span><text:span text:style-name="T11_66"><text:s/></text:span><text:span text:style-name="T11_67">tese</text:span><text:span text:style-name="T11_68"><text:s/></text:span><text:span text:style-name="T11_69">é</text:span><text:span text:style-name="T11_70"><text:s/></text:span><text:span text:style-name="T11_71">de</text:span><text:span text:style-name="T11_72"><text:s/></text:span><text:span text:style-name="T11_73">que</text:span><text:span text:style-name="T11_74"><text:s/></text:span><text:span text:style-name="T11_75">toda</text:span><text:span text:style-name="T11_76"><text:s/></text:span><text:span text:style-name="T11_77">função</text:span><text:span text:style-name="T11_78"><text:s/></text:span><text:span text:style-name="T11_79">computável</text:span><text:span text:style-name="T11_80"><text:s/></text:span><text:span text:style-name="T11_81">pode</text:span><text:span text:style-name="T11_82"><text:s/></text:span><text:span text:style-name="T11_83">ser</text:span><text:span text:style-name="T11_84"><text:s/></text:span><text:span text:style-name="T11_85">computada</text:span><text:span text:style-name="T11_86"><text:s/></text:span><text:span text:style-name="T11_87">por</text:span><text:span text:style-name="T11_88"><text:s/></text:span><text:span text:style-name="T11_89">uma</text:span><text:span text:style-name="T11_90"><text:s/></text:span><text:span text:style-name="T11_91">Máquina</text:span><text:span text:style-name="T11_92"><text:s/></text:span><text:span text:style-name="T11_93">de</text:span><text:span text:style-name="T11_94"><text:s/></text:span><text:span text:style-name="T11_95">Turing</text:span><text:span text:style-name="T11_96">.<text:s/></text:span><text:span text:style-name="T11_97">Antes</text:span><text:span text:style-name="T11_98"><text:s/></text:span><text:span text:style-name="T11_99">da</text:span><text:span text:style-name="T11_100"><text:s/></text:span><text:span text:style-name="T11_101">tese</text:span><text:span text:style-name="T11_102">,<text:s/></text:span><text:span text:style-name="T11_103">outros</text:span><text:span text:style-name="T11_104"><text:s/></text:span><text:span text:style-name="T11_105">formalismos</text:span><text:span text:style-name="T11_106"><text:s/></text:span><text:span text:style-name="T11_107">haviam</text:span><text:span text:style-name="T11_108"><text:s/></text:span><text:span text:style-name="T11_109">sido</text:span><text:span text:style-name="T11_110"><text:s/></text:span><text:span text:style-name="T11_111">propostos</text:span><text:span text:style-name="T11_112">,<text:s/></text:span><text:span text:style-name="T11_113">tais</text:span><text:span text:style-name="T11_114"><text:s/></text:span><text:span text:style-name="T11_115">como</text:span><text:span text:style-name="T11_116"><text:s/></text:span><text:span text:style-name="T11_117">o</text:span><text:span text:style-name="T11_118"><text:s/></text:span><text:span text:style-name="T11_119">cálculo</text:span><text:span text:style-name="T11_120"><text:s/></text:span><text:span text:style-name="T11_121">lambda</text:span><text:span text:style-name="T11_122"><text:s/></text:span><text:span text:style-name="T11_123">e</text:span><text:span text:style-name="T11_124"><text:s/></text:span><text:span text:style-name="T11_125">a</text:span><text:span text:style-name="T11_126"><text:s/></text:span><text:span text:style-name="T11_127">lógica</text:span><text:span text:style-name="T11_128"><text:s/></text:span><text:span text:style-name="T11_129">combinatória</text:span><text:span text:style-name="T11_130">.<text:s/></text:span><text:span text:style-name="T11_131">Entretanto</text:span><text:span text:style-name="T11_132">,<text:s/></text:span><text:span text:style-name="T11_133">esses</text:span><text:span text:style-name="T11_134"><text:s/></text:span><text:span text:style-name="T11_135">outros</text:span><text:span text:style-name="T11_136"><text:s/></text:span><text:span text:style-name="T11_137">formalismos</text:span><text:span text:style-name="T11_138"><text:s/></text:span><text:span text:style-name="T11_139">computam</text:span><text:span text:style-name="T11_140"><text:s/></text:span><text:span text:style-name="T11_141">o</text:span><text:span text:style-name="T11_142"><text:s/></text:span><text:span text:style-name="T11_143">mesmo</text:span><text:span text:style-name="T11_144"><text:s/></text:span><text:span text:style-name="T11_145">conjunto</text:span><text:span text:style-name="T11_146"><text:s/></text:span><text:span text:style-name="T11_147">que</text:span><text:span text:style-name="T11_148"><text:s/></text:span><text:span text:style-name="T11_149">a</text:span><text:span text:style-name="T11_150"><text:s/></text:span><text:span text:style-name="T11_151">Máquina</text:span><text:span text:style-name="T11_152"><text:s/></text:span><text:span text:style-name="T11_153">de</text:span><text:span text:style-name="T11_154"><text:s/></text:span><text:span text:style-name="T11_155">Turing</text:span><text:span text:style-name="T11_156">,<text:s/></text:span><text:span text:style-name="T11_157">de</text:span><text:span text:style-name="T11_158"><text:s/></text:span><text:span text:style-name="T11_159">forma</text:span><text:span text:style-name="T11_160"><text:s/></text:span><text:span text:style-name="T11_161">que</text:span><text:span text:style-name="T11_162"><text:s/></text:span><text:span text:style-name="T11_163">se</text:span><text:span text:style-name="T11_164"><text:s/></text:span><text:span text:style-name="T11_165">assume</text:span><text:span text:style-name="T11_166"><text:s/></text:span><text:span text:style-name="T11_167">que</text:span><text:span text:style-name="T11_168"><text:s/></text:span><text:span text:style-name="T11_169">a</text:span><text:span text:style-name="T11_170"><text:s/></text:span><text:span text:style-name="T11_171">tese</text:span><text:span text:style-name="T11_172"><text:s/></text:span><text:span text:style-name="T11_173">de</text:span><text:span text:style-name="T11_174"><text:s/></text:span><text:span text:style-name="T11_175">Church</text:span><text:span text:style-name="T11_176">-</text:span><text:span text:style-name="T11_177">Turing</text:span><text:span text:style-name="T11_178"><text:s/></text:span><text:span text:style-name="T11_179">está</text:span><text:span text:style-name="T11_180"><text:s/></text:span><text:span text:style-name="T11_181">correta</text:span><text:span text:style-name="T11_182">.<text:s/></text:span><text:span text:style-name="T11_183">Entretanto</text:span><text:span text:style-name="T11_184">,<text:s/></text:span><text:span text:style-name="T11_185">é</text:span><text:span text:style-name="T11_186"><text:s/></text:span><text:span text:style-name="T11_187">necessário</text:span><text:span text:style-name="T11_188"><text:s/></text:span><text:span text:style-name="T11_189">notar</text:span><text:span text:style-name="T11_190"><text:s/></text:span><text:span text:style-name="T11_191">que</text:span><text:span text:style-name="T11_192"><text:s/></text:span><text:span text:style-name="T11_193">existe</text:span><text:span text:style-name="T11_194"><text:s/></text:span><text:span text:style-name="T11_195">uma</text:span><text:span text:style-name="T11_196"><text:s/></text:span><text:span text:style-name="T11_197">imprecisão</text:span><text:span text:style-name="T11_198"><text:s/></text:span><text:span text:style-name="T11_199">sobre</text:span><text:span text:style-name="T11_200"><text:s/></text:span><text:span text:style-name="T11_201">o</text:span><text:span text:style-name="T11_202"><text:s/></text:span><text:span text:style-name="T11_203">conceito</text:span><text:span text:style-name="T11_204"><text:s/></text:span><text:span text:style-name="T11_205">de</text:span><text:span text:style-name="T11_206"><text:s/>“</text:span><text:span text:style-name="T11_207">função</text:span><text:span text:style-name="T11_208"><text:s/></text:span><text:span text:style-name="T11_209">computável</text:span><text:span text:style-name="T11_210">”.<text:s/></text:span></text:p>
      <text:p text:style-name="P12"/>
      <text:p text:style-name="P13"><text:span text:style-name="T13_1">3)</text:span><text:span text:style-name="T13_2"><text:s/></text:span><text:span text:style-name="T13_3">Existem</text:span><text:span text:style-name="T13_4"><text:s/></text:span><text:span text:style-name="T13_5">incontáveis</text:span><text:span text:style-name="T13_6"><text:s/></text:span><text:span text:style-name="T13_7">linguagens</text:span><text:span text:style-name="T13_8"><text:s/></text:span><text:span text:style-name="T13_9">de</text:span><text:span text:style-name="T13_10"><text:s/></text:span><text:span text:style-name="T13_11">programação</text:span><text:span text:style-name="T13_12"><text:s/></text:span><text:span text:style-name="T13_13">e</text:span><text:span text:style-name="T13_14"><text:s/></text:span><text:span text:style-name="T13_15">algumas</text:span><text:span text:style-name="T13_16"><text:s/></text:span><text:span text:style-name="T13_17">dezenas</text:span><text:span text:style-name="T13_18"><text:s/></text:span><text:span text:style-name="T13_19">de</text:span><text:span text:style-name="T13_20"><text:s/></text:span><text:span text:style-name="T13_21">paradigmas</text:span><text:span text:style-name="T13_22">.<text:s/></text:span><text:span text:style-name="T13_23">Um</text:span><text:span text:style-name="T13_24"><text:s/></text:span><text:span text:style-name="T13_25">paradigma</text:span><text:span text:style-name="T13_26"><text:s/></text:span><text:span text:style-name="T13_27">de</text:span><text:span text:style-name="T13_28"><text:s/></text:span><text:span text:style-name="T13_29">programação</text:span><text:span text:style-name="T13_30"><text:s/></text:span><text:span text:style-name="T13_31">é</text:span><text:span text:style-name="T13_32">,<text:s/></text:span><text:span text:style-name="T13_33">em</text:span><text:span text:style-name="T13_34"><text:s/></text:span><text:span text:style-name="T13_35">suma</text:span><text:span text:style-name="T13_36">,<text:s/></text:span><text:span text:style-name="T13_37">um</text:span><text:span text:style-name="T13_38"><text:s/></text:span><text:span text:style-name="T13_39">estilo</text:span><text:span text:style-name="T13_40"><text:s/></text:span><text:span text:style-name="T13_41">de</text:span><text:span text:style-name="T13_42"><text:s/></text:span><text:span text:style-name="T13_43">programação</text:span><text:span text:style-name="T13_44"><text:s/></text:span><text:span text:style-name="T13_45">que</text:span><text:span text:style-name="T13_46"><text:s/></text:span><text:span text:style-name="T13_47">serve</text:span><text:span text:style-name="T13_48"><text:s/></text:span><text:span text:style-name="T13_49">como</text:span><text:span text:style-name="T13_50"><text:s/></text:span><text:span text:style-name="T13_51">uma</text:span><text:span text:style-name="T13_52"><text:s/></text:span><text:span text:style-name="T13_53">maneira</text:span><text:span text:style-name="T13_54"><text:s/></text:span><text:span text:style-name="T13_55">de</text:span><text:span text:style-name="T13_56"><text:s/></text:span><text:span text:style-name="T13_57">construir</text:span><text:span text:style-name="T13_58"><text:s/></text:span><text:span text:style-name="T13_59">a</text:span><text:span text:style-name="T13_60"><text:s/></text:span><text:span text:style-name="T13_61">estrutura</text:span><text:span text:style-name="T13_62"><text:s/></text:span><text:span text:style-name="T13_63">e</text:span><text:span text:style-name="T13_64"><text:s/></text:span><text:span text:style-name="T13_65">os</text:span><text:span text:style-name="T13_66"><text:s/></text:span><text:span text:style-name="T13_67">elementos</text:span><text:span text:style-name="T13_68"><text:s/></text:span><text:span text:style-name="T13_69">de</text:span><text:span text:style-name="T13_70"><text:s/></text:span><text:span text:style-name="T13_71">um</text:span><text:span text:style-name="T13_72"><text:s/></text:span><text:span text:style-name="T13_73">programa</text:span><text:span text:style-name="T13_74"><text:s/></text:span><text:span text:style-name="T13_75">de</text:span><text:span text:style-name="T13_76"><text:s/></text:span><text:span text:style-name="T13_77">computador</text:span><text:span text:style-name="T13_78">.<text:s/></text:span><text:span text:style-name="T13_79">Entre</text:span><text:span text:style-name="T13_80"><text:s/></text:span><text:span text:style-name="T13_81">os</text:span><text:span text:style-name="T13_82"><text:s/></text:span><text:span text:style-name="T13_83">paradigmas</text:span><text:span text:style-name="T13_84"><text:s/></text:span><text:span text:style-name="T13_85">mais</text:span><text:span text:style-name="T13_86"><text:s/></text:span><text:span text:style-name="T13_87">famosos</text:span><text:span text:style-name="T13_88"><text:s/></text:span><text:span text:style-name="T13_89">estão</text:span><text:span text:style-name="T13_90"><text:s/></text:span><text:span text:style-name="T13_91">o</text:span><text:span text:style-name="T13_92"><text:s/></text:span><text:span text:style-name="T13_93">paradigma</text:span><text:span text:style-name="T13_94"><text:s/></text:span><text:span text:style-name="T13_95">imperativo</text:span><text:span text:style-name="T13_96">,<text:s/></text:span><text:span text:style-name="T13_97">declarativo</text:span><text:span text:style-name="T13_98">,<text:s/></text:span><text:span text:style-name="T13_99">funcional</text:span><text:span text:style-name="T13_100">,<text:s/></text:span><text:span text:style-name="T13_101">orientado</text:span><text:span text:style-name="T13_102"><text:s/></text:span><text:span text:style-name="T13_103">a</text:span><text:span text:style-name="T13_104"><text:s/></text:span><text:span text:style-name="T13_105">objetos</text:span><text:span text:style-name="T13_106">,<text:s/></text:span><text:span text:style-name="T13_107">procedural</text:span><text:span text:style-name="T13_108"><text:s/></text:span><text:span text:style-name="T13_109">e</text:span><text:span text:style-name="T13_110"><text:s/></text:span><text:span text:style-name="T13_111">lógico</text:span><text:span text:style-name="T13_112">.<text:s/></text:span></text:p>
      <text:p text:style-name="P14"/>
      <text:p text:style-name="P15"><text:span text:style-name="T15_1">O</text:span><text:span text:style-name="T15_2"><text:s/></text:span><text:span text:style-name="T15_3">paradigma</text:span><text:span text:style-name="T15_4"><text:s/></text:span><text:span text:style-name="T15_5">imperativo</text:span><text:span text:style-name="T15_6"><text:s/></text:span><text:span text:style-name="T15_7">é</text:span><text:span text:style-name="T15_8"><text:s/></text:span><text:span text:style-name="T15_9">um</text:span><text:span text:style-name="T15_10"><text:s/></text:span><text:span text:style-name="T15_11">paradigma</text:span><text:span text:style-name="T15_12"><text:s/></text:span><text:span text:style-name="T15_13">de</text:span><text:span text:style-name="T15_14"><text:s/></text:span><text:span text:style-name="T15_15">programação</text:span><text:span text:style-name="T15_16"><text:s/></text:span><text:span text:style-name="T15_17">que</text:span><text:span text:style-name="T15_18"><text:s/></text:span><text:span text:style-name="T15_19">descreve</text:span><text:span text:style-name="T15_20"><text:s/></text:span><text:span text:style-name="T15_21">a</text:span><text:span text:style-name="T15_22"><text:s/></text:span><text:span text:style-name="T15_23">computação</text:span><text:span text:style-name="T15_24"><text:s/></text:span><text:span text:style-name="T15_25">em</text:span><text:span text:style-name="T15_26"><text:s/></text:span><text:span text:style-name="T15_27">termos</text:span><text:span text:style-name="T15_28"><text:s/></text:span><text:span text:style-name="T15_29">de</text:span><text:span text:style-name="T15_30"><text:s/></text:span><text:span text:style-name="T15_31">declarações</text:span><text:span text:style-name="T15_32"><text:s/></text:span><text:span text:style-name="T15_33">que</text:span><text:span text:style-name="T15_34"><text:s/></text:span><text:span text:style-name="T15_35">mudam</text:span><text:span text:style-name="T15_36"><text:s/></text:span><text:span text:style-name="T15_37">um</text:span><text:span text:style-name="T15_38"><text:s/></text:span><text:span text:style-name="T15_39">estado</text:span><text:span text:style-name="T15_40"><text:s/></text:span><text:span text:style-name="T15_41">de</text:span><text:span text:style-name="T15_42"><text:s/></text:span><text:span text:style-name="T15_43">um</text:span><text:span text:style-name="T15_44"><text:s/></text:span><text:span text:style-name="T15_45">programa</text:span><text:span text:style-name="T15_46">.<text:s/></text:span><text:span text:style-name="T15_47">Esse</text:span><text:span text:style-name="T15_48"><text:s/></text:span><text:span text:style-name="T15_49">paradigma</text:span><text:span text:style-name="T15_50"><text:s/></text:span><text:span text:style-name="T15_51">é</text:span><text:span text:style-name="T15_52"><text:s/></text:span><text:span text:style-name="T15_53">focado</text:span><text:span text:style-name="T15_54"><text:s/></text:span><text:span text:style-name="T15_55">em</text:span><text:span text:style-name="T15_56"><text:s/></text:span><text:span text:style-name="T15_57">como</text:span><text:span text:style-name="T15_58"><text:s/></text:span><text:span text:style-name="T15_59">um</text:span><text:span text:style-name="T15_60"><text:s/></text:span><text:span text:style-name="T15_61">programa</text:span><text:span text:style-name="T15_62"><text:s/></text:span><text:span text:style-name="T15_63">funciona</text:span><text:span text:style-name="T15_64">,<text:s/></text:span><text:span text:style-name="T15_65">que</text:span><text:span text:style-name="T15_66"><text:s/></text:span><text:span text:style-name="T15_67">é</text:span><text:span text:style-name="T15_68"><text:s/></text:span><text:span text:style-name="T15_69">o</text:span><text:span text:style-name="T15_70"><text:s/></text:span><text:span text:style-name="T15_71">oposto</text:span><text:span text:style-name="T15_72"><text:s/></text:span><text:span text:style-name="T15_73">do</text:span><text:span text:style-name="T15_74"><text:s/></text:span><text:span text:style-name="T15_75">paradigma</text:span><text:span text:style-name="T15_76"><text:s/></text:span><text:span text:style-name="T15_77">declarativo</text:span><text:span text:style-name="T15_78">,<text:s/></text:span><text:span text:style-name="T15_79">que</text:span><text:span text:style-name="T15_80"><text:s/></text:span><text:span text:style-name="T15_81">foca</text:span><text:span text:style-name="T15_82"><text:s/></text:span><text:span text:style-name="T15_83">em</text:span><text:span text:style-name="T15_84"><text:s/></text:span><text:span text:style-name="T15_85">o</text:span><text:span text:style-name="T15_86"><text:s/></text:span><text:span text:style-name="T15_87">que</text:span><text:span text:style-name="T15_88"><text:s/></text:span><text:span text:style-name="T15_89">um</text:span><text:span text:style-name="T15_90"><text:s/></text:span><text:span text:style-name="T15_91">programa</text:span><text:span text:style-name="T15_92"><text:s/></text:span><text:span text:style-name="T15_93">deve</text:span><text:span text:style-name="T15_94"><text:s/></text:span><text:span text:style-name="T15_95">fazer</text:span><text:span text:style-name="T15_96">.<text:s/></text:span><text:span text:style-name="T15_97">O</text:span><text:span text:style-name="T15_98"><text:s/></text:span><text:span text:style-name="T15_99">paradigma</text:span><text:span text:style-name="T15_100"><text:s/></text:span><text:span text:style-name="T15_101">declarativo</text:span><text:span text:style-name="T15_102"><text:s/></text:span><text:span text:style-name="T15_103">é</text:span><text:span text:style-name="T15_104"><text:s/></text:span><text:span text:style-name="T15_105">um</text:span><text:span text:style-name="T15_106"><text:s/></text:span><text:span text:style-name="T15_107">paradigma</text:span><text:span text:style-name="T15_108"><text:s/></text:span><text:span text:style-name="T15_109">que</text:span><text:span text:style-name="T15_110"><text:s/></text:span><text:span text:style-name="T15_111">expressa</text:span><text:span text:style-name="T15_112"><text:s/></text:span><text:span text:style-name="T15_113">a</text:span><text:span text:style-name="T15_114"><text:s/></text:span><text:span text:style-name="T15_115">lógica</text:span><text:span text:style-name="T15_116"><text:s/></text:span><text:span text:style-name="T15_117">da</text:span><text:span text:style-name="T15_118"><text:s/></text:span><text:span text:style-name="T15_119">computação</text:span><text:span text:style-name="T15_120"><text:s/></text:span><text:span text:style-name="T15_121">sem</text:span><text:span text:style-name="T15_122"><text:s/></text:span><text:span text:style-name="T15_123">descrever</text:span><text:span text:style-name="T15_124"><text:s/></text:span><text:span text:style-name="T15_125">fluxo</text:span><text:span text:style-name="T15_126"><text:s/></text:span><text:span text:style-name="T15_127">de</text:span><text:span text:style-name="T15_128"><text:s/></text:span><text:span text:style-name="T15_129">controle</text:span><text:span text:style-name="T15_130">.<text:s/></text:span><text:span text:style-name="T15_131">Programação</text:span><text:span text:style-name="T15_132"><text:s/></text:span><text:span text:style-name="T15_133">funcional</text:span><text:span text:style-name="T15_134"><text:s/></text:span><text:span text:style-name="T15_135">é</text:span><text:span text:style-name="T15_136"><text:s/></text:span><text:span text:style-name="T15_137">um</text:span><text:span text:style-name="T15_138"><text:s/></text:span><text:span text:style-name="T15_139">paradigma</text:span><text:span text:style-name="T15_140"><text:s/></text:span><text:span text:style-name="T15_141">que</text:span><text:span text:style-name="T15_142"><text:s/></text:span><text:span text:style-name="T15_143">trata</text:span><text:span text:style-name="T15_144"><text:s/></text:span><text:span text:style-name="T15_145">a</text:span><text:span text:style-name="T15_146"><text:s/></text:span><text:span text:style-name="T15_147">computação</text:span><text:span text:style-name="T15_148"><text:s/></text:span><text:span text:style-name="T15_149">como</text:span><text:span text:style-name="T15_150"><text:s/></text:span><text:span text:style-name="T15_151">uma</text:span><text:span text:style-name="T15_152"><text:s/></text:span><text:span text:style-name="T15_153">avaliação</text:span><text:span text:style-name="T15_154"><text:s/></text:span><text:span text:style-name="T15_155">de</text:span><text:span text:style-name="T15_156"><text:s/></text:span><text:span text:style-name="T15_157">funções</text:span><text:span text:style-name="T15_158"><text:s/></text:span><text:span text:style-name="T15_159">matemáticas</text:span><text:span text:style-name="T15_160"><text:s/></text:span><text:span text:style-name="T15_161">e</text:span><text:span text:style-name="T15_162"><text:s/></text:span><text:span text:style-name="T15_163">evita</text:span><text:span text:style-name="T15_164"><text:s/></text:span><text:span text:style-name="T15_165">mudanças</text:span><text:span text:style-name="T15_166"><text:s/></text:span><text:span text:style-name="T15_167">de</text:span><text:span text:style-name="T15_168"><text:s/></text:span><text:span text:style-name="T15_169">estado</text:span><text:span text:style-name="T15_170"><text:s/></text:span><text:span text:style-name="T15_171">e</text:span><text:span text:style-name="T15_172"><text:s/></text:span><text:span text:style-name="T15_173">dados</text:span><text:span text:style-name="T15_174"><text:s/></text:span><text:span text:style-name="T15_175">mutáveis</text:span><text:span text:style-name="T15_176">.<text:s/></text:span></text:p>
      <text:p text:style-name="P16"/>
      <text:p text:style-name="P17"><text:span text:style-name="T17_1">4)<text:s/></text:span><text:span text:style-name="T17_2">Lei</text:span><text:span text:style-name="T17_3"><text:s/></text:span><text:span text:style-name="T17_4">de</text:span><text:span text:style-name="T17_5"><text:s/></text:span><text:span text:style-name="T17_6">Moore</text:span><text:span text:style-name="T17_7">:</text:span><text:span text:style-name="T17_8"><text:s/></text:span><text:span text:style-name="T17_9">A</text:span><text:span text:style-name="T17_10"><text:s/></text:span><text:span text:style-name="T17_11">Lei</text:span><text:span text:style-name="T17_12"><text:s/></text:span><text:span text:style-name="T17_13">de</text:span><text:span text:style-name="T17_14"><text:s/></text:span><text:span text:style-name="T17_15">Moore</text:span><text:span text:style-name="T17_16"><text:s/></text:span><text:span text:style-name="T17_17">foi</text:span><text:span text:style-name="T17_18"><text:s/></text:span><text:span text:style-name="T17_19">uma</text:span><text:span text:style-name="T17_20"><text:s/>“</text:span><text:span text:style-name="T17_21">profecia</text:span><text:span text:style-name="T17_22">”<text:s/></text:span><text:span text:style-name="T17_23">feita</text:span><text:span text:style-name="T17_24"><text:s/></text:span><text:span text:style-name="T17_25">por</text:span><text:span text:style-name="T17_26"><text:s/></text:span><text:span text:style-name="T17_27">Gordon</text:span><text:span text:style-name="T17_28"><text:s/></text:span><text:span text:style-name="T17_29">E</text:span><text:span text:style-name="T17_30">.<text:s/></text:span><text:span text:style-name="T17_31">Moore</text:span><text:span text:style-name="T17_32">,<text:s/></text:span><text:span text:style-name="T17_33">co</text:span><text:span text:style-name="T17_34">-</text:span><text:span text:style-name="T17_35">fundador</text:span><text:span text:style-name="T17_36"><text:s/></text:span><text:span text:style-name="T17_37">da</text:span><text:span text:style-name="T17_38"><text:s/></text:span><text:span text:style-name="T17_39">Intel</text:span><text:span text:style-name="T17_40">,<text:s/></text:span><text:span text:style-name="T17_41">em</text:span><text:span text:style-name="T17_42"><text:s/>1965,<text:s/></text:span><text:span text:style-name="T17_43">que</text:span><text:span text:style-name="T17_44"><text:s/></text:span><text:span text:style-name="T17_45">afirmava</text:span><text:span text:style-name="T17_46"><text:s/></text:span><text:span text:style-name="T17_47">que</text:span><text:span text:style-name="T17_48"><text:s/></text:span><text:span text:style-name="T17_49">o</text:span><text:span text:style-name="T17_50"><text:s/></text:span><text:span text:style-name="T17_51">número</text:span><text:span text:style-name="T17_52"><text:s/></text:span><text:span text:style-name="T17_53">de</text:span><text:span text:style-name="T17_54"><text:s/></text:span><text:span text:style-name="T17_55">transistores</text:span><text:span text:style-name="T17_56"><text:s/></text:span><text:span text:style-name="T17_57">em</text:span><text:span text:style-name="T17_58"><text:s/></text:span><text:span text:style-name="T17_59">um</text:span><text:span text:style-name="T17_60"><text:s/></text:span><text:span text:style-name="T17_61">chip</text:span><text:span text:style-name="T17_62"><text:s/></text:span><text:span text:style-name="T17_63">iria</text:span><text:span text:style-name="T17_64"><text:s/></text:span><text:span text:style-name="T17_65">dobrar</text:span><text:span text:style-name="T17_66"><text:s/></text:span><text:span text:style-name="T17_67">a</text:span><text:span text:style-name="T17_68"><text:s/></text:span><text:span text:style-name="T17_69">cada</text:span><text:span text:style-name="T17_70"><text:s/>18<text:s/></text:span><text:span text:style-name="T17_71">meses</text:span><text:span text:style-name="T17_72"><text:s/></text:span><text:span text:style-name="T17_73">tendo</text:span><text:span text:style-name="T17_74"><text:s/></text:span><text:span text:style-name="T17_75">o</text:span><text:span text:style-name="T17_76"><text:s/></text:span><text:span text:style-name="T17_77">mesmo</text:span><text:span text:style-name="T17_78"><text:s/></text:span><text:span text:style-name="T17_79">custo</text:span><text:span text:style-name="T17_80">.<text:s/></text:span><text:span text:style-name="T17_81">Entretanto</text:span><text:span text:style-name="T17_82">,<text:s/></text:span><text:span text:style-name="T17_83">a</text:span><text:span text:style-name="T17_84"><text:s/></text:span><text:span text:style-name="T17_85">chamada</text:span><text:span text:style-name="T17_86"><text:s/></text:span><text:span text:style-name="T17_87">Lei</text:span><text:span text:style-name="T17_88"><text:s/></text:span><text:span text:style-name="T17_89">de</text:span><text:span text:style-name="T17_90"><text:s/></text:span><text:span text:style-name="T17_91">Moore</text:span><text:span text:style-name="T17_92"><text:s/></text:span><text:span text:style-name="T17_93">já</text:span><text:span text:style-name="T17_94"><text:s/></text:span><text:span text:style-name="T17_95">está</text:span><text:span text:style-name="T17_96"><text:s/></text:span><text:span text:style-name="T17_97">em</text:span><text:span text:style-name="T17_98"><text:s/></text:span><text:span text:style-name="T17_99">seu</text:span><text:span text:style-name="T17_100"><text:s/></text:span><text:span text:style-name="T17_101">limite</text:span><text:span text:style-name="T17_102"><text:s/></text:span><text:span text:style-name="T17_103">e</text:span><text:span text:style-name="T17_104"><text:s/></text:span><text:span text:style-name="T17_105">deve</text:span><text:span text:style-name="T17_106"><text:s/></text:span><text:span text:style-name="T17_107">ser</text:span><text:span text:style-name="T17_108"><text:s/></text:span><text:span text:style-name="T17_109">esgotada</text:span><text:span text:style-name="T17_110"><text:s/></text:span><text:span text:style-name="T17_111">nos</text:span><text:span text:style-name="T17_112"><text:s/></text:span><text:span text:style-name="T17_113">próximos</text:span><text:span text:style-name="T17_114"><text:s/></text:span><text:span text:style-name="T17_115">meses</text:span><text:span text:style-name="T17_116"><text:s/>(</text:span><text:span text:style-name="T17_117">muitos</text:span><text:span text:style-name="T17_118"><text:s/></text:span><text:span text:style-name="T17_119">questionam</text:span><text:span text:style-name="T17_120"><text:s/></text:span><text:span text:style-name="T17_121">se</text:span><text:span text:style-name="T17_122"><text:s/></text:span><text:span text:style-name="T17_123">ela</text:span><text:span text:style-name="T17_124"><text:s/></text:span><text:span text:style-name="T17_125">já</text:span><text:span text:style-name="T17_126"><text:s/></text:span><text:span text:style-name="T17_127">não</text:span><text:span text:style-name="T17_128"><text:s/></text:span><text:span text:style-name="T17_129">foi</text:span><text:span text:style-name="T17_130"><text:s/></text:span><text:span text:style-name="T17_131">esgotada</text:span><text:span text:style-name="T17_132">).<text:s/></text:span></text:p>
      <text:p text:style-name="P18"/>
      <text:p text:style-name="P19"><text:span text:style-name="T19_1">Palestra</text:span><text:span text:style-name="T19_2"><text:s/></text:span><text:span text:style-name="T19_3">de</text:span><text:span text:style-name="T19_4"><text:s/></text:span><text:span text:style-name="T19_5">Feynman</text:span><text:span text:style-name="T19_6">:</text:span><text:span text:style-name="T19_7"><text:s/></text:span><text:span text:style-name="T19_8">A</text:span><text:span text:style-name="T19_9"><text:s/></text:span><text:span text:style-name="T19_10">palestra</text:span><text:span text:style-name="T19_11"><text:s/>“</text:span><text:span text:style-name="T19_12">There</text:span><text:span text:style-name="T19_13">’</text:span><text:span text:style-name="T19_14">s</text:span><text:span text:style-name="T19_15"><text:s/></text:span><text:span text:style-name="T19_16">Plenty</text:span><text:span text:style-name="T19_17"><text:s/></text:span><text:span text:style-name="T19_18">of</text:span><text:span text:style-name="T19_19"><text:s/></text:span><text:span text:style-name="T19_20">Room</text:span><text:span text:style-name="T19_21"><text:s/></text:span><text:span text:style-name="T19_22">at</text:span><text:span text:style-name="T19_23"><text:s/></text:span><text:span text:style-name="T19_24">the</text:span><text:span text:style-name="T19_25"><text:s/></text:span><text:span text:style-name="T19_26">Bottom</text:span><text:span text:style-name="T19_27">”<text:s/></text:span><text:span text:style-name="T19_28">é</text:span><text:span text:style-name="T19_29"><text:s/></text:span><text:span text:style-name="T19_30">uma</text:span><text:span text:style-name="T19_31"><text:s/></text:span><text:span text:style-name="T19_32">famosa</text:span><text:span text:style-name="T19_33"><text:s/></text:span><text:span text:style-name="T19_34">palestra</text:span><text:span text:style-name="T19_35"><text:s/></text:span><text:span text:style-name="T19_36">proferida</text:span><text:span text:style-name="T19_37"><text:s/></text:span><text:span text:style-name="T19_38">em</text:span><text:span text:style-name="T19_39"><text:s/>1959<text:s/></text:span><text:span text:style-name="T19_40">pelo</text:span><text:span text:style-name="T19_41"><text:s/></text:span><text:span text:style-name="T19_42">físico</text:span><text:span text:style-name="T19_43"><text:s/></text:span><text:span text:style-name="T19_44">Richard</text:span><text:span text:style-name="T19_45"><text:s/></text:span><text:span text:style-name="T19_46">Feynman</text:span><text:span text:style-name="T19_47">,<text:s/></text:span><text:span text:style-name="T19_48">laureado</text:span><text:span text:style-name="T19_49"><text:s/></text:span><text:span text:style-name="T19_50">com</text:span><text:span text:style-name="T19_51"><text:s/></text:span><text:span text:style-name="T19_52">o</text:span><text:span text:style-name="T19_53"><text:s/></text:span><text:span text:style-name="T19_54">prêmio</text:span><text:span text:style-name="T19_55"><text:s/></text:span><text:span text:style-name="T19_56">Nobel</text:span><text:span text:style-name="T19_57"><text:s/></text:span><text:span text:style-name="T19_58">de</text:span><text:span text:style-name="T19_59"><text:s/></text:span><text:span text:style-name="T19_60">física</text:span><text:span text:style-name="T19_61"><text:s/></text:span><text:span text:style-name="T19_62">de</text:span><text:span text:style-name="T19_63"><text:s/>1965.<text:s/></text:span><text:span text:style-name="T19_64">A</text:span><text:span text:style-name="T19_65"><text:s/></text:span><text:span text:style-name="T19_66">palestra</text:span><text:span text:style-name="T19_67"><text:s/></text:span><text:span text:style-name="T19_68">aconteceu</text:span><text:span text:style-name="T19_69"><text:s/></text:span><text:span text:style-name="T19_70">em</text:span><text:span text:style-name="T19_71"><text:s/></text:span><text:span text:style-name="T19_72">um</text:span><text:span text:style-name="T19_73"><text:s/></text:span><text:span text:style-name="T19_74">encontro</text:span><text:span text:style-name="T19_75"><text:s/></text:span><text:span text:style-name="T19_76">da</text:span><text:span text:style-name="T19_77"><text:s/></text:span><text:span text:style-name="T19_78">Sociedade</text:span><text:span text:style-name="T19_79"><text:s/></text:span><text:span text:style-name="T19_80">Americana</text:span><text:span text:style-name="T19_81"><text:s/></text:span><text:span text:style-name="T19_82">de</text:span><text:span text:style-name="T19_83"><text:s/></text:span><text:span text:style-name="T19_84">Física</text:span><text:span text:style-name="T19_85">,<text:s/></text:span><text:span text:style-name="T19_86">no</text:span><text:span text:style-name="T19_87"><text:s/></text:span><text:span text:style-name="T19_88">Caltech</text:span><text:span text:style-name="T19_89">.<text:s/></text:span><text:span text:style-name="T19_90">Nesta</text:span><text:span text:style-name="T19_91"><text:s/></text:span><text:span text:style-name="T19_92">palestra</text:span><text:span text:style-name="T19_93"><text:s/></text:span><text:span text:style-name="T19_94">Feynman</text:span><text:span text:style-name="T19_95"><text:s/></text:span><text:span text:style-name="T19_96">considerava</text:span><text:span text:style-name="T19_97"><text:s/></text:span><text:span text:style-name="T19_98">a</text:span><text:span text:style-name="T19_99"><text:s/></text:span><text:span text:style-name="T19_100">possibilidade</text:span><text:span text:style-name="T19_101"><text:s/></text:span><text:span text:style-name="T19_102">de</text:span><text:span text:style-name="T19_103"><text:s/></text:span><text:span text:style-name="T19_104">manipulação</text:span><text:span text:style-name="T19_105"><text:s/></text:span><text:span text:style-name="T19_106">direta</text:span><text:span text:style-name="T19_107"><text:s/></text:span><text:span text:style-name="T19_108">de</text:span><text:span text:style-name="T19_109"><text:s/></text:span><text:span text:style-name="T19_110">átomos</text:span><text:span text:style-name="T19_111"><text:s/></text:span><text:span text:style-name="T19_112">individuais</text:span><text:span text:style-name="T19_113"><text:s/></text:span><text:span text:style-name="T19_114">como</text:span><text:span text:style-name="T19_115"><text:s/></text:span><text:span text:style-name="T19_116">uma</text:span><text:span text:style-name="T19_117"><text:s/></text:span><text:span text:style-name="T19_118">maneira</text:span><text:span text:style-name="T19_119"><text:s/></text:span><text:span text:style-name="T19_120">melhor</text:span><text:span text:style-name="T19_121"><text:s/></text:span><text:span text:style-name="T19_122">para</text:span><text:span text:style-name="T19_123"><text:s/></text:span><text:span text:style-name="T19_124">fazer</text:span><text:span text:style-name="T19_125"><text:s/></text:span><text:span text:style-name="T19_126">química</text:span><text:span text:style-name="T19_127"><text:s/></text:span><text:span text:style-name="T19_128">sintética</text:span><text:span text:style-name="T19_129">.<text:s/></text:span><text:span text:style-name="T19_130">O</text:span><text:span text:style-name="T19_131"><text:s/></text:span><text:span text:style-name="T19_132">tema</text:span><text:span text:style-name="T19_133"><text:s/></text:span><text:span text:style-name="T19_134">só</text:span><text:span text:style-name="T19_135"><text:s/></text:span><text:span text:style-name="T19_136">foi</text:span><text:span text:style-name="T19_137"><text:s/></text:span><text:span text:style-name="T19_138">notado</text:span><text:span text:style-name="T19_139"><text:s/></text:span><text:span text:style-name="T19_140">novamente</text:span><text:span text:style-name="T19_141"><text:s/></text:span><text:span text:style-name="T19_142">em</text:span><text:span text:style-name="T19_143"><text:s/></text:span><text:span text:style-name="T19_144">meados</text:span><text:span text:style-name="T19_145"><text:s/></text:span><text:span text:style-name="T19_146">dos</text:span><text:span text:style-name="T19_147"><text:s/></text:span><text:span text:style-name="T19_148">anos</text:span><text:span text:style-name="T19_149"><text:s/>90,<text:s/></text:span><text:span text:style-name="T19_150">quando</text:span><text:span text:style-name="T19_151"><text:s/></text:span><text:span text:style-name="T19_152">a</text:span><text:span text:style-name="T19_153"><text:s/></text:span><text:span text:style-name="T19_154">nanotecnologia</text:span><text:span text:style-name="T19_155"><text:s/></text:span><text:span text:style-name="T19_156">começou</text:span><text:span text:style-name="T19_157"><text:s/></text:span><text:span text:style-name="T19_158">a</text:span><text:span text:style-name="T19_159"><text:s/></text:span><text:span text:style-name="T19_160">dominar</text:span><text:span text:style-name="T19_161"><text:s/></text:span><text:span text:style-name="T19_162">as</text:span><text:span text:style-name="T19_163"><text:s/></text:span><text:span text:style-name="T19_164">manchetes</text:span><text:span text:style-name="T19_165"><text:s/></text:span><text:span text:style-name="T19_166">de</text:span><text:span text:style-name="T19_167"><text:s/></text:span><text:span text:style-name="T19_168">jornais</text:span><text:span text:style-name="T19_169"><text:s/></text:span><text:span text:style-name="T19_170">de</text:span><text:span text:style-name="T19_171"><text:s/></text:span><text:span text:style-name="T19_172">todo</text:span><text:span text:style-name="T19_173"><text:s/></text:span><text:span text:style-name="T19_174">o</text:span><text:span text:style-name="T19_175"><text:s/></text:span><text:span text:style-name="T19_176">mundo</text:span><text:span text:style-name="T19_177">.<text:s/></text:span><text:span text:style-name="T19_178">Após</text:span><text:span text:style-name="T19_179"><text:s/></text:span><text:span text:style-name="T19_180">a</text:span><text:span text:style-name="T19_181"><text:s/></text:span><text:span text:style-name="T19_182">redescoberta</text:span><text:span text:style-name="T19_183"><text:s/></text:span><text:span text:style-name="T19_184">da</text:span><text:span text:style-name="T19_185"><text:s/></text:span><text:span text:style-name="T19_186">palestra</text:span><text:span text:style-name="T19_187"><text:s/></text:span><text:span text:style-name="T19_188">de</text:span><text:span text:style-name="T19_189"><text:s/></text:span><text:span text:style-name="T19_190">Feynman</text:span><text:span text:style-name="T19_191">,<text:s/></text:span><text:span text:style-name="T19_192">o</text:span><text:span text:style-name="T19_193"><text:s/></text:span><text:span text:style-name="T19_194">mesmo</text:span><text:span text:style-name="T19_195"><text:s/></text:span><text:span text:style-name="T19_196">recebeu</text:span><text:span text:style-name="T19_197"><text:s/></text:span><text:span text:style-name="T19_198">mais</text:span><text:span text:style-name="T19_199"><text:s/></text:span><text:span text:style-name="T19_200">destaque</text:span><text:span text:style-name="T19_201"><text:s/></text:span><text:span text:style-name="T19_202">dentro</text:span><text:span text:style-name="T19_203"><text:s/></text:span><text:span text:style-name="T19_204">da</text:span><text:span text:style-name="T19_205"><text:s/></text:span><text:span text:style-name="T19_206">academia</text:span><text:span text:style-name="T19_207"><text:s/></text:span><text:span text:style-name="T19_208">por</text:span><text:span text:style-name="T19_209"><text:s/></text:span><text:span text:style-name="T19_210">a</text:span><text:span text:style-name="T19_211"><text:s/></text:span><text:span text:style-name="T19_212">sua</text:span><text:span text:style-name="T19_213"><text:s/>“</text:span><text:span text:style-name="T19_214">previsão</text:span><text:span text:style-name="T19_215">”<text:s/></text:span><text:span text:style-name="T19_216">da</text:span><text:span text:style-name="T19_217"><text:s/></text:span><text:span text:style-name="T19_218">nanotecnologia</text:span><text:span text:style-name="T19_219">.</text:span></text:p>
      <text:p text:style-name="P20"/>
      <text:p text:style-name="P21"><text:span text:style-name="T21_1">Algoritmo</text:span><text:span text:style-name="T21_2"><text:s/></text:span><text:span text:style-name="T21_3">de</text:span><text:span text:style-name="T21_4"><text:s/></text:span><text:span text:style-name="T21_5">Shor</text:span><text:span text:style-name="T21_6">:<text:s/></text:span><text:span text:style-name="T21_7">Peter</text:span><text:span text:style-name="T21_8"><text:s/></text:span><text:span text:style-name="T21_9">Shor</text:span><text:span text:style-name="T21_10"><text:s/></text:span><text:span text:style-name="T21_11">é</text:span><text:span text:style-name="T21_12"><text:s/></text:span><text:span text:style-name="T21_13">responsável</text:span><text:span text:style-name="T21_14"><text:s/></text:span><text:span text:style-name="T21_15">pelo</text:span><text:span text:style-name="T21_16"><text:s/></text:span><text:span text:style-name="T21_17">chamado</text:span><text:span text:style-name="T21_18"><text:s/>“</text:span><text:span text:style-name="T21_19">Algoritmo</text:span><text:span text:style-name="T21_20"><text:s/></text:span><text:span text:style-name="T21_21">de</text:span><text:span text:style-name="T21_22"><text:s/></text:span><text:span text:style-name="T21_23">Shor</text:span><text:span text:style-name="T21_24">”,<text:s/></text:span><text:span text:style-name="T21_25">que</text:span><text:span text:style-name="T21_26"><text:s/></text:span><text:span text:style-name="T21_27">é</text:span><text:span text:style-name="T21_28"><text:s/></text:span><text:span text:style-name="T21_29">um</text:span><text:span text:style-name="T21_30"><text:s/></text:span><text:span text:style-name="T21_31">algoritmo</text:span><text:span text:style-name="T21_32"><text:s/></text:span><text:span text:style-name="T21_33">de</text:span><text:span text:style-name="T21_34"><text:s/></text:span><text:span text:style-name="T21_35">fatoração</text:span><text:span text:style-name="T21_36"><text:s/></text:span><text:span text:style-name="T21_37">de</text:span><text:span text:style-name="T21_38"><text:s/></text:span><text:span text:style-name="T21_39">números</text:span><text:span text:style-name="T21_40"><text:s/></text:span><text:span text:style-name="T21_41">inteiros</text:span><text:span text:style-name="T21_42"><text:s/></text:span><text:span text:style-name="T21_43">proposto</text:span><text:span text:style-name="T21_44"><text:s/></text:span><text:span text:style-name="T21_45">em</text:span><text:span text:style-name="T21_46"><text:s/>1994<text:s/></text:span><text:span text:style-name="T21_47">para</text:span><text:span text:style-name="T21_48"><text:s/></text:span><text:span text:style-name="T21_49">computadores</text:span><text:span text:style-name="T21_50"><text:s/></text:span><text:span text:style-name="T21_51">quânticos</text:span><text:span text:style-name="T21_52">.<text:s/></text:span><text:span text:style-name="T21_53">Dando</text:span><text:span text:style-name="T21_54"><text:s/></text:span><text:span text:style-name="T21_55">um</text:span><text:span text:style-name="T21_56"><text:s/></text:span><text:span text:style-name="T21_57">inteiro</text:span><text:span text:style-name="T21_58"><text:s/>“</text:span><text:span text:style-name="T21_59">n</text:span><text:span text:style-name="T21_60">”,<text:s/></text:span><text:span text:style-name="T21_61">o</text:span><text:span text:style-name="T21_62"><text:s/></text:span><text:span text:style-name="T21_63">algoritmo</text:span><text:span text:style-name="T21_64"><text:s/></text:span><text:span text:style-name="T21_65">consegue</text:span><text:span text:style-name="T21_66"><text:s/></text:span><text:span text:style-name="T21_67">fatorar</text:span><text:span text:style-name="T21_68"><text:s/></text:span><text:span text:style-name="T21_69">um</text:span><text:span text:style-name="T21_70"><text:s/></text:span><text:span text:style-name="T21_71">número</text:span><text:span text:style-name="T21_72"><text:s/></text:span><text:span text:style-name="T21_73">inteiro</text:span><text:span text:style-name="T21_74"><text:s/></text:span><text:span text:style-name="T21_75">em</text:span><text:span text:style-name="T21_76"><text:s/></text:span><text:span text:style-name="T21_77">tempo</text:span><text:span text:style-name="T21_78"><text:s/></text:span><text:span text:style-name="T21_79">polinomial</text:span><text:span text:style-name="T21_80">.<text:s/></text:span></text:p>
      <text:p text:style-name="P22"/>
      <text:p text:style-name="P23"><text:span text:style-name="T23_1">5)</text:span><text:span text:style-name="T23_2"><text:s/></text:span><text:span text:style-name="T23_3">Qubit</text:span><text:span text:style-name="T23_4"><text:s/></text:span><text:span text:style-name="T23_5">ou</text:span><text:span text:style-name="T23_6"><text:s/>“</text:span><text:span text:style-name="T23_7">bit</text:span><text:span text:style-name="T23_8"><text:s/></text:span><text:span text:style-name="T23_9">quântico</text:span><text:span text:style-name="T23_10">”<text:s/></text:span><text:span text:style-name="T23_11">é</text:span><text:span text:style-name="T23_12"><text:s/></text:span><text:span text:style-name="T23_13">uma</text:span><text:span text:style-name="T23_14"><text:s/></text:span><text:span text:style-name="T23_15">unidade</text:span><text:span text:style-name="T23_16"><text:s/></text:span><text:span text:style-name="T23_17">de</text:span><text:span text:style-name="T23_18"><text:s/></text:span><text:span text:style-name="T23_19">informação</text:span><text:span text:style-name="T23_20"><text:s/></text:span><text:span text:style-name="T23_21">quântica</text:span><text:span text:style-name="T23_22">,<text:s/></text:span><text:span text:style-name="T23_23">descrita</text:span><text:span text:style-name="T23_24"><text:s/></text:span><text:span text:style-name="T23_25">por</text:span><text:span text:style-name="T23_26"><text:s/></text:span><text:span text:style-name="T23_27">um</text:span><text:span text:style-name="T23_28"><text:s/></text:span><text:span text:style-name="T23_29">vetor</text:span><text:span text:style-name="T23_30"><text:s/></text:span><text:span text:style-name="T23_31">de</text:span><text:span text:style-name="T23_32"><text:s/></text:span><text:span text:style-name="T23_33">estado</text:span><text:span text:style-name="T23_34">.<text:s/></text:span><text:span text:style-name="T23_35">É</text:span><text:span text:style-name="T23_36"><text:s/></text:span><text:span text:style-name="T23_37">como</text:span><text:span text:style-name="T23_38"><text:s/></text:span><text:span text:style-name="T23_39">a</text:span><text:span text:style-name="T23_40"><text:s/></text:span><text:span text:style-name="T23_41">unidade</text:span><text:span text:style-name="T23_42"><text:s/></text:span><text:span text:style-name="T23_43">de</text:span><text:span text:style-name="T23_44"><text:s/></text:span><text:span text:style-name="T23_45">informação</text:span><text:span text:style-name="T23_46"><text:s/>“</text:span><text:span text:style-name="T23_47">bit</text:span><text:span text:style-name="T23_48">”,<text:s/></text:span><text:span text:style-name="T23_49">dentro</text:span><text:span text:style-name="T23_50"><text:s/></text:span><text:span text:style-name="T23_51">da</text:span><text:span text:style-name="T23_52"><text:s/></text:span><text:span text:style-name="T23_53">mecânica</text:span><text:span text:style-name="T23_54"><text:s/></text:span><text:span text:style-name="T23_55">clássica</text:span><text:span text:style-name="T23_56"><text:s/></text:span><text:span text:style-name="T23_57">e</text:span><text:span text:style-name="T23_58"><text:s/></text:span><text:span text:style-name="T23_59">computação</text:span><text:span text:style-name="T23_60">,<text:s/></text:span><text:span text:style-name="T23_61">mas</text:span><text:span text:style-name="T23_62"><text:s/></text:span><text:span text:style-name="T23_63">que</text:span><text:span text:style-name="T23_64"><text:s/></text:span><text:span text:style-name="T23_65">pode</text:span><text:span text:style-name="T23_66"><text:s/></text:span><text:span text:style-name="T23_67">adotar</text:span><text:span text:style-name="T23_68"><text:s/></text:span><text:span text:style-name="T23_69">os</text:span><text:span text:style-name="T23_70"><text:s/></text:span><text:span text:style-name="T23_71">valores</text:span><text:span text:style-name="T23_72"><text:s/>1<text:s/></text:span><text:span text:style-name="T23_73">e</text:span><text:span text:style-name="T23_74"><text:s/>0<text:s/></text:span><text:span text:style-name="T23_75">ao</text:span><text:span text:style-name="T23_76"><text:s/></text:span><text:span text:style-name="T23_77">mesmo</text:span><text:span text:style-name="T23_78"><text:s/></text:span><text:span text:style-name="T23_79">tempo</text:span><text:span text:style-name="T23_80">.<text:s/></text:span></text:p>
      <text:p text:style-name="P24"/>
      <text:p text:style-name="P25"><text:span text:style-name="T25_1">6)</text:span><text:span text:style-name="T25_2"><text:s/></text:span><text:span text:style-name="T25_3">D</text:span><text:span text:style-name="T25_4">-</text:span><text:span text:style-name="T25_5">Wave</text:span><text:span text:style-name="T25_6"><text:s/></text:span><text:span text:style-name="T25_7">é</text:span><text:span text:style-name="T25_8"><text:s/></text:span><text:span text:style-name="T25_9">uma</text:span><text:span text:style-name="T25_10"><text:s/></text:span><text:span text:style-name="T25_11">empresa</text:span><text:span text:style-name="T25_12"><text:s/></text:span><text:span text:style-name="T25_13">de</text:span><text:span text:style-name="T25_14"><text:s/></text:span><text:span text:style-name="T25_15">computação</text:span><text:span text:style-name="T25_16"><text:s/></text:span><text:span text:style-name="T25_17">quântica</text:span><text:span text:style-name="T25_18"><text:s/></text:span><text:span text:style-name="T25_19">que</text:span><text:span text:style-name="T25_20"><text:s/></text:span><text:span text:style-name="T25_21">criou</text:span><text:span text:style-name="T25_22"><text:s/></text:span><text:span text:style-name="T25_23">os</text:span><text:span text:style-name="T25_24"><text:s/></text:span><text:span text:style-name="T25_25">primeiros</text:span><text:span text:style-name="T25_26"><text:s/></text:span><text:span text:style-name="T25_27">computadores</text:span><text:span text:style-name="T25_28"><text:s/></text:span><text:span text:style-name="T25_29">quânticos</text:span><text:span text:style-name="T25_30"><text:s/></text:span><text:span text:style-name="T25_31">comerciais</text:span><text:span text:style-name="T25_32"><text:s/></text:span><text:span text:style-name="T25_33">do</text:span><text:span text:style-name="T25_34"><text:s/></text:span><text:span text:style-name="T25_35">mundo</text:span><text:span text:style-name="T25_36">.<text:s/></text:span><text:span text:style-name="T25_37">O</text:span><text:span text:style-name="T25_38"><text:s/></text:span><text:span text:style-name="T25_39">primeiro</text:span><text:span text:style-name="T25_40"><text:s/></text:span><text:span text:style-name="T25_41">computador</text:span><text:span text:style-name="T25_42"><text:s/></text:span><text:span text:style-name="T25_43">da</text:span><text:span text:style-name="T25_44"><text:s/></text:span><text:span text:style-name="T25_45">empresa</text:span><text:span text:style-name="T25_46">,<text:s/></text:span><text:span text:style-name="T25_47">o</text:span><text:span text:style-name="T25_48"><text:s/></text:span><text:span text:style-name="T25_49">D</text:span><text:span text:style-name="T25_50">-</text:span><text:span text:style-name="T25_51">Wave</text:span><text:span text:style-name="T25_52"><text:s/></text:span><text:span text:style-name="T25_53">One</text:span><text:span text:style-name="T25_54">,<text:s/></text:span><text:span text:style-name="T25_55">foi</text:span><text:span text:style-name="T25_56"><text:s/></text:span><text:span text:style-name="T25_57">anunciado</text:span><text:span text:style-name="T25_58"><text:s/></text:span><text:span text:style-name="T25_59">em</text:span><text:span text:style-name="T25_60"><text:s/>2011<text:s/></text:span><text:span text:style-name="T25_61">e</text:span><text:span text:style-name="T25_62"><text:s/></text:span><text:span text:style-name="T25_63">continha</text:span><text:span text:style-name="T25_64"><text:s/>128<text:s/></text:span><text:span text:style-name="T25_65">qubits</text:span><text:span text:style-name="T25_66">.<text:s/></text:span><text:span text:style-name="T25_67">Em</text:span><text:span text:style-name="T25_68"><text:s/>2013<text:s/></text:span><text:span text:style-name="T25_69">foi</text:span><text:span text:style-name="T25_70"><text:s/></text:span><text:span text:style-name="T25_71">anunciado</text:span><text:span text:style-name="T25_72"><text:s/></text:span><text:span text:style-name="T25_73">o</text:span><text:span text:style-name="T25_74"><text:s/></text:span><text:span text:style-name="T25_75">segundo</text:span><text:span text:style-name="T25_76"><text:s/></text:span><text:span text:style-name="T25_77">computador</text:span><text:span text:style-name="T25_78"><text:s/></text:span><text:span text:style-name="T25_79">da</text:span><text:span text:style-name="T25_80"><text:s/></text:span><text:span text:style-name="T25_81">empresa</text:span><text:span text:style-name="T25_82">,<text:s/></text:span><text:span text:style-name="T25_83">chamado</text:span><text:span text:style-name="T25_84"><text:s/></text:span><text:span text:style-name="T25_85">de</text:span><text:span text:style-name="T25_86"><text:s/></text:span><text:span text:style-name="T25_87">D</text:span><text:span text:style-name="T25_88">-</text:span><text:span text:style-name="T25_89">Wave</text:span><text:span text:style-name="T25_90"><text:s/></text:span><text:span text:style-name="T25_91">Two</text:span><text:span text:style-name="T25_92"><text:s/></text:span><text:span text:style-name="T25_93">e</text:span><text:span text:style-name="T25_94"><text:s/></text:span><text:span text:style-name="T25_95">possuindo</text:span><text:span text:style-name="T25_96"><text:s/>512<text:s/></text:span><text:span text:style-name="T25_97">qubits</text:span><text:span text:style-name="T25_98">.<text:s/></text:span><text:span text:style-name="T25_99">O</text:span><text:span text:style-name="T25_100"><text:s/></text:span><text:span text:style-name="T25_101">D</text:span><text:span text:style-name="T25_102">-</text:span><text:span text:style-name="T25_103">Wave</text:span><text:span text:style-name="T25_104"><text:s/></text:span><text:span text:style-name="T25_105">Three</text:span><text:span text:style-name="T25_106"><text:s/></text:span><text:span text:style-name="T25_107">será</text:span><text:span text:style-name="T25_108"><text:s/></text:span><text:span text:style-name="T25_109">lançado</text:span><text:span text:style-name="T25_110"><text:s/></text:span><text:span text:style-name="T25_111">em</text:span><text:span text:style-name="T25_112"><text:s/></text:span><text:span text:style-name="T25_113">breve</text:span><text:span text:style-name="T25_114"><text:s/>(</text:span><text:span text:style-name="T25_115">provavelmente</text:span><text:span text:style-name="T25_116"><text:s/>2015<text:s/></text:span><text:span text:style-name="T25_117">ou</text:span><text:span text:style-name="T25_118"><text:s/>2016)<text:s/></text:span><text:span text:style-name="T25_119">e</text:span><text:span text:style-name="T25_120"><text:s/></text:span><text:span text:style-name="T25_121">possuirá</text:span><text:span text:style-name="T25_122"><text:s/>1.152<text:s/></text:span><text:span text:style-name="T25_123">qubits</text:span><text:span text:style-name="T25_124">.<text:s/></text:span></text:p>
      <text:p text:style-name="P26"><text:span text:style-name="T26_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